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3">
      <style:text-properties officeooo:paragraph-rsid="00210ce9"/>
    </style:style>
    <style:style style:name="P2" style:family="paragraph" style:parent-style-name="blue">
      <style:paragraph-properties fo:break-before="page"/>
    </style:style>
    <style:style style:name="P3" style:family="paragraph" style:parent-style-name="text3" style:list-style-name="L1"/>
    <style:style style:name="P4" style:family="paragraph" style:parent-style-name="text3" style:list-style-name="L2">
      <style:text-properties officeooo:paragraph-rsid="00210ce9"/>
    </style:style>
    <style:style style:name="P5" style:family="paragraph" style:parent-style-name="text3" style:list-style-name="L3">
      <style:text-properties officeooo:paragraph-rsid="00210ce9"/>
    </style:style>
    <style:style style:name="P6" style:family="paragraph" style:parent-style-name="text3" style:list-style-name="L4">
      <style:text-properties officeooo:paragraph-rsid="00210ce9"/>
    </style:style>
    <style:style style:name="P7" style:family="paragraph" style:parent-style-name="text3" style:list-style-name="L5">
      <style:text-properties officeooo:paragraph-rsid="00210ce9"/>
    </style:style>
    <style:style style:name="P8" style:family="paragraph" style:parent-style-name="text2">
      <style:paragraph-properties fo:break-before="page"/>
    </style:style>
    <style:style style:name="T1" style:family="text">
      <style:text-properties fo:color="#00ccff"/>
    </style:style>
    <style:style style:name="T2" style:family="text">
      <style:text-properties officeooo:rsid="00210ce9"/>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mainTitle" text:outline-level="9"><text:span text:style-name="Absatz-Standardschriftart">Toedienlijst, medicatieoverzicht, innameschema</text:span></text:h>
      <text:h text:style-name="text3" text:outline-level="9"><text:span text:style-name="Absatz-Standardschriftart">Ten behoeve van de medicatieveiligheid zijn afspraken gemaakt over de werkwijze in de keten en het bijhouden van medicatiegegevens. In de 'Veilige principes in de medicatieketen' zijn de afspraken over verantwoordelijkheden vastgelegd.</text:span><text:span text:style-name="Absatz-Standardschriftart"><text:span text:style-name="T1">[1]</text:span></text:span><text:span text:style-name="Absatz-Standardschriftart"> In de 'Richtlijn Overdracht van medicatiegegevens in de keten'</text:span><text:span text:style-name="Absatz-Standardschriftart"><text:span text:style-name="T1">[2] </text:span></text:span><text:span text:style-name="Absatz-Standardschriftart">zijn de verschillende overzichten en lijsten gedefinieerd.</text:span></text:h>
      <text:h text:style-name="blue" text:outline-level="9"><text:span text:style-name="Absatz-Standardschriftart">Medicatieoverzicht</text:span></text:h>
      <text:h text:style-name="text3" text:outline-level="9"><text:span text:style-name="Absatz-Standardschriftart">“Een medicatieoverzicht is de registratie per patiënt van alle geneesmiddelen (al dan niet op recept) en relevante gegevens over het gebruik ervan in een periode van ten minste drie maanden voorafgaand aan het moment van aanmaak en gebruik van het medicatieoverzicht of zolang als nodig is voor verantwoorde zorg”.</text:span></text:h>
      <text:h text:style-name="text3" text:outline-level="9"><text:span text:style-name="Absatz-Standardschriftart">Het opstellen en het bijhouden van het medicatieoverzicht (AMO Actueel Medicatie Overzicht) is de verantwoordelijkheid van de arts en de apotheker.</text:span></text:h>
      <text:h text:style-name="blue" text:outline-level="9"><text:span text:style-name="Absatz-Standardschriftart">Innameschema</text:span></text:h>
      <text:h text:style-name="text3" text:outline-level="9"><text:span text:style-name="Absatz-Standardschriftart">Bij zelfstandig beheer en gebruik van de medicatie door de cliënt geeft de apotheek de cliënt tegelijk met de medicatie het innameschema mee. Op het innameschema staan de medicijnen en de gebruiksinstructie vermeld.</text:span></text:h>
      <text:h text:style-name="text3" text:outline-level="9"><text:span text:style-name="Absatz-Standardschriftart"/></text:h>
      <text:h text:style-name="blue" text:outline-level="9"><text:soft-page-break/><text:span text:style-name="Absatz-Standardschriftart">Toedieningsschema en toedienlijst</text:span></text:h>
      <text:h text:style-name="text3" text:outline-level="9"><text:span text:style-name="Absatz-Standardschriftart">Als de cliënt hulp bij toediening van de medicatie nodig heeft door een zorgorganisatie, moet de apotheek aan de zorgorganisatie een toedieningsschema bij de medicatie afleveren.</text:span></text:h>
      <text:h text:style-name="text3" text:outline-level="9"><text:span text:style-name="Absatz-Standardschriftart"/></text:h>
      <text:h text:style-name="text3" text:outline-level="9"><text:span text:style-name="Absatz-Standardschriftart">Als een zorgorganisatie verantwoordelijkheid neemt voor de toediening van de medicatie, is de zorgorganisatie ook verantwoordelijk voor het regelen van een goede toedieningsregistratie.</text:span></text:h>
      <text:h text:style-name="text3" text:outline-level="9"><text:span text:style-name="Absatz-Standardschriftart"/></text:h>
      <text:h text:style-name="text3" text:outline-level="9"><text:span text:style-name="Absatz-Standardschriftart">De zorgorganisatie maakt gebruik van een toedienlijst bij de medicatie.</text:span></text:h>
      <text:h text:style-name="text3" text:outline-level="9"><text:span text:style-name="Absatz-Standardschriftart">Een toedienlijst is een toedieningsschema met ruimte om het toedienen af te tekenen (te registreren).</text:span></text:h>
      <text:h text:style-name="text3" text:outline-level="9"><text:span text:style-name="Absatz-Standardschriftart">Door het leveren van een toedienlijst (met registratiemogelijkheid) door de apotheek, wordt voorkomen dat er fouten worden gemaakt bij het overnemen (overschrijven) van de medicatie in een “eigen” registratiesysteem van de zorgorganisatie.</text:span></text:h>
      <text:h text:style-name="blue" text:outline-level="9"><text:span text:style-name="Absatz-Standardschriftart">Eisen aan een toedienlijst</text:span></text:h>
      <text:h text:style-name="text3" text:outline-level="9"><text:span text:style-name="Absatz-Standardschriftart">De toedienlijst</text:span><text:span text:style-name="Absatz-Standardschriftart"><text:span text:style-name="T1">[3]</text:span></text:span><text:span text:style-name="Absatz-Standardschriftart"> is gelijk aan het innameschema, maar op zo’n manier ingedeeld dat elke inname, toediening of reden van niet-inname hierop afgetekend kan worden. De lijst bevat dus ruimte om tijd, toediener en paraaf te noteren en ook eventuele bijzonderheden.</text:span></text:h>
      <text:h text:style-name="text2" text:outline-level="9"><text:span text:style-name="Absatz-Standardschriftart"/></text:h>
      <text:h text:style-name="P8" text:outline-level="9"><text:span text:style-name="Absatz-Standardschriftart">Een toedienlijst moet daarom aan de volgende eisen voldoen:</text:span></text:h>
      <text:list xml:id="list8897289523107603022" text:style-name="L1">
        <text:list-item>
          <text:h text:style-name="P3" text:outline-level="9"><text:span text:style-name="Absatz-Standardschriftart">naam van elk geneesmiddel in hoofdletters</text:span></text:h>
        </text:list-item>
        <text:list-item>
          <text:h text:style-name="P3" text:outline-level="9"><text:span text:style-name="Absatz-Standardschriftart">bij merkgeneesmiddelen ook vermelding van stofnaam</text:span></text:h>
        </text:list-item>
        <text:list-item>
          <text:h text:style-name="P3" text:outline-level="9"><text:span text:style-name="Absatz-Standardschriftart">duidelijke vermelding van sterkte en dosering</text:span></text:h>
        </text:list-item>
        <text:list-item>
          <text:h text:style-name="P3" text:outline-level="9"><text:span text:style-name="Absatz-Standardschriftart">vermelding tijdstip van inname</text:span></text:h>
        </text:list-item>
        <text:list-item>
          <text:h text:style-name="P3" text:outline-level="9"><text:span text:style-name="Absatz-Standardschriftart">korte beschrijving van de indicatie voor het medicijn, bijvoorbeeld ‘slaapmiddel’</text:span></text:h>
        </text:list-item>
        <text:list-item>
          <text:h text:style-name="P3" text:outline-level="9"><text:span text:style-name="Absatz-Standardschriftart">ruimte voor het aftekenen van elke toediening: tijd, toediener, paraaf en bijzonderheden</text:span></text:h>
        </text:list-item>
        <text:list-item>
          <text:h text:style-name="P3" text:outline-level="9"><text:span text:style-name="Absatz-Standardschriftart">duidelijke toedieningsvoorschriften en specifieke instructies (bijvoorbeeld: innemen op nuchtere maag: een half uur voor of 2 uur na het eten)</text:span></text:h>
        </text:list-item>
        <text:list-item>
          <text:h text:style-name="P3" text:outline-level="9"><text:span text:style-name="Absatz-Standardschriftart">vermelding als tablet fijn gemalen moet worden</text:span></text:h>
        </text:list-item>
        <text:list-item>
          <text:h text:style-name="P3" text:outline-level="9"><text:span text:style-name="Absatz-Standardschriftart">een omschrijving van het uiterlijk van het geneesmiddel en bij voorkeur een afbeelding</text:span></text:h>
        </text:list-item>
      </text:list>
      <text:h text:style-name="text3" text:outline-level="9"/>
      <text:h text:style-name="text3" text:outline-level="9"><text:span text:style-name="Absatz-Standardschriftart">De toedienlijst moet duidelijk zijn met helder taalgebruik, zonder afkortingen.</text:span></text:h>
      <text:h text:style-name="text3" text:outline-level="9"><text:span text:style-name="Absatz-Standardschriftart">Wanneer geneesmiddelen qua naam veel op elkaar lijken of bijna gelijk klinken, bijvoorbeeld hydroxyzine en hydralazine, is het belangrijk dat de verschillen tussen deze namen op de toedienlijst duidelijk zijn.</text:span></text:h>
      <text:h text:style-name="blue" text:outline-level="9"><text:span text:style-name="Absatz-Standardschriftart"/></text:h>
      <text:h text:style-name="P2" text:outline-level="9"><text:span text:style-name="Absatz-Standardschriftart">Gebruik van toedienlijsten</text:span></text:h>
      <text:h text:style-name="text3" text:outline-level="9"><text:span text:style-name="Absatz-Standardschriftart">Daar waar de arts en apotheker verantwoordelijk zijn voor het opstellen en bijhouden van het medicatieoverzicht, zijn degene die binnen een zorgorganisatie medicijnen toedienen, verantwoordelijk voor het goed bijhouden van de toedieningsregistratie op de toedienlijst.</text:span></text:h>
      <text:h text:style-name="text3" text:outline-level="9"><text:span text:style-name="Absatz-Standardschriftart"/></text:h>
      <text:h text:style-name="text2" text:outline-level="9"><text:span text:style-name="Absatz-Standardschriftart">Punten van aandacht voor de toedieningsregistratie:</text:span></text:h>
      <text:list xml:id="list8621304519964857733" text:style-name="L2">
        <text:list-item>
          <text:h text:style-name="P4" text:outline-level="9"><text:span text:style-name="Absatz-Standardschriftart"><text:span text:style-name="T2">Zorg ervoor dat de apotheek de toedienlijst gelijktijdig met de (gewijzigde) medicatie van de cliënt aanlevert. Maak hierover afspraken.</text:span></text:span></text:h>
          <text:h text:style-name="P4" text:outline-level="9"><text:span text:style-name="Absatz-Standardschriftart"><text:span text:style-name="T2">NB Gebruik geen (met de hand) verbeterde toedienlijsten!</text:span></text:span></text:h>
          <text:h text:style-name="P4" text:outline-level="9"><text:span text:style-name="Absatz-Standardschriftart"/></text:h>
        </text:list-item>
        <text:list-item>
          <text:h text:style-name="P4" text:outline-level="9"><text:span text:style-name="Absatz-Standardschriftart"><text:span text:style-name="T2">Maak afspraken over hoe om te gaan met 'oude' toedienlijsten.</text:span></text:span></text:h>
          <text:h text:style-name="P4" text:outline-level="9"><text:span text:style-name="Absatz-Standardschriftart"><text:span text:style-name="T2">Er mag geen verwarring bestaan over wat de meest actuele lijst is.</text:span></text:span></text:h>
          <text:h text:style-name="P4" text:outline-level="9"><text:span text:style-name="Absatz-Standardschriftart"><text:span text:style-name="T2">Zorg dat er altijd maar één toedienlijst in het dossier van de cliënt aanwezig is. Van oude toedienlijsten moet – in één oogopslag – duidelijk zijn dat zij niet meer actueel zijn.</text:span></text:span></text:h>
          <text:h text:style-name="P4" text:outline-level="9"><text:span text:style-name="Absatz-Standardschriftart"><text:span text:style-name="T2">Maak een onderscheid tussen archief en werkdossier.</text:span></text:span></text:h>
        </text:list-item>
      </text:list>
      <text:h text:style-name="blue" text:outline-level="9"><text:span text:style-name="Absatz-Standardschriftart">Bewaartermijn toedienlijsten</text:span></text:h>
      <text:h text:style-name="P1" text:outline-level="9"><text:span text:style-name="Absatz-Standardschriftart"><text:span text:style-name="T2">Voor de bewaartermijn van het dossier geldt de Wet bescherming persoonsgegevens (Wbp) in relatie tot de Wet geneeskundige behandelovereenkomst (Wgbo).</text:span></text:span></text:h>
      <text:list xml:id="list2884353025648047005" text:style-name="L3">
        <text:list-item>
          <text:h text:style-name="P5" text:outline-level="9"><text:soft-page-break/><text:span text:style-name="Absatz-Standardschriftart"><text:span text:style-name="T2">De Wbp geeft als algemene regel: niet langer bewaren dan voor het doel noodzakelijk.</text:span></text:span></text:h>
        </text:list-item>
        <text:list-item>
          <text:h text:style-name="P5" text:outline-level="9"><text:span text:style-name="Absatz-Standardschriftart"><text:span text:style-name="T2">De Wgbo geeft als termijn voor het bewaren van gegevens in beginsel 15 jaar. De vraag is of de toedienlijst wel of niet onderdeel is van het dossier en zo ja, welke bewaartermijn dan geldt.</text:span></text:span></text:h>
        </text:list-item>
      </text:list>
      <text:h text:style-name="P1" text:outline-level="9"><text:span text:style-name="Absatz-Standardschriftart"/></text:h>
      <text:h text:style-name="P1" text:outline-level="9"><text:span text:style-name="Absatz-Standardschriftart"><text:span text:style-name="T2">In 2012 hebben ActiZ, BTN, LOC en V&amp;VN geadviseerd de toedienlijst twee jaar te bewaren. De Inspectie voor Gezondheidszorg en Jeugd (IGJ, voorheen IGZ) ging uit van de bewaartermijn van de Wgbo van 15 jaar, maar heeft dit voorstel overgenomen.</text:span></text:span></text:h>
      <text:h text:style-name="P1" text:outline-level="9"><text:span text:style-name="Absatz-Standardschriftart"/></text:h>
      <text:h text:style-name="P1" text:outline-level="9"><text:span text:style-name="Absatz-Standardschriftart"><text:span text:style-name="T2">De toedienlijst kan relevant zijn in situaties van klachten en calamiteiten. Bewaren kost echter veel tijd en ruimte. In de praktijk wordt de meerwaarde van twee jaar bewaren niet ervaren, wel worden de lasten ervaren (tijd, ruimte).</text:span></text:span></text:h>
      <text:h text:style-name="P1" text:outline-level="9"><text:span text:style-name="Absatz-Standardschriftart"><text:span text:style-name="T2">Het Platform Medicatieveiligheid heeft daarom een herzien advies (2017) opgesteld. Dit advies wordt gedragen door ActiZ, BTN, LOC, NVAVG, Verenso ,VGN en V&amp;VN.</text:span></text:span></text:h>
      <text:h text:style-name="P1" text:outline-level="9"><text:span text:style-name="Absatz-Standardschriftart"/></text:h>
      <text:h text:style-name="P1" text:outline-level="9"><text:span text:style-name="Absatz-Standardschriftart"><text:span text:style-name="T2">Het herziene advies voor de bewaartermijn voor medicatietoedienlijsten luidt:</text:span></text:span></text:h>
      <text:h text:style-name="P1" text:outline-level="9"><text:span text:style-name="Absatz-Standardschriftart"><text:span text:style-name="T2">Toedienlijsten worden in beginsel ten minste 2 maanden bewaard vanaf de einddatum van de betreffende toedienlijst, tenzij binnen deze termijn op een bepaald moment bij een cliënt zich een relevante substantiële bijzonderheid heeft </text:span></text:span><text:soft-page-break/><text:span text:style-name="Absatz-Standardschriftart"><text:span text:style-name="T2">voorgedaan die, volgens advies van de behandelend arts, het langer bewaren van de toedienlijsten rechtvaardigt c.q. noodzakelijk maakt.</text:span></text:span></text:h>
      <text:h text:style-name="P1" text:outline-level="9"><text:span text:style-name="Absatz-Standardschriftart"/></text:h>
      <text:h text:style-name="text2" text:outline-level="9"><text:span text:style-name="Absatz-Standardschriftart">Concreet kan dit zijn:</text:span></text:h>
      <text:list xml:id="list8582905436682082673" text:style-name="L4">
        <text:list-item>
          <text:h text:style-name="P6" text:outline-level="9"><text:span text:style-name="Absatz-Standardschriftart"><text:span text:style-name="T2">er is een incident of calamiteit rond de medicatietoediening voorgevallen</text:span></text:span></text:h>
        </text:list-item>
        <text:list-item>
          <text:h text:style-name="P6" text:outline-level="9"><text:span text:style-name="Absatz-Standardschriftart"><text:span text:style-name="T2">er is een klacht ingediend over medicatie</text:span></text:span></text:h>
        </text:list-item>
        <text:list-item>
          <text:h text:style-name="P6" text:outline-level="9"><text:span text:style-name="Absatz-Standardschriftart"><text:span text:style-name="T2">er zijn concrete aanwijzingen dat rond de medicatie een tuchtrechtelijke of civielrechtelijke procedure wordt overwogen door cliënt, vertegenwoordiger of toezichthouder</text:span></text:span></text:h>
        </text:list-item>
      </text:list>
      <text:h text:style-name="P1" text:outline-level="9"><text:span text:style-name="Absatz-Standardschriftart"><text:span text:style-name="T2">in welke gevallen de organisatie een bewaartermijn hanteert van ten minste twee jaar.</text:span></text:span></text:h>
      <text:h text:style-name="P1" text:outline-level="9"><text:span text:style-name="Absatz-Standardschriftart"><text:span text:style-name="T2">Daarbij geldt dat dit een advies is. Iedere zorgorganisatie heeft een eigen verantwoordelijkheid om invulling te geven aan goede zorg en de wijze van verantwoording hiervan.</text:span></text:span></text:h>
      <text:h text:style-name="P1" text:outline-level="9"><text:span text:style-name="Absatz-Standardschriftart"/></text:h>
      <text:h text:style-name="P1" text:outline-level="9"><text:span text:style-name="Absatz-Standardschriftart"><text:span text:style-name="T2">De IGJ heeft laten weten de voorgestelde bewaartermijn strijdig te achten met de bewaartermijn uit de Wgbo, die in het geval van de toedienlijsten al coulant wordt toegepast (geen vijftien maar twee jaar). Naar de indruk van de IGJ is de bewaartermijn van twee jaar een reële periode en is deze periode noodzakelijk in verband met bewijsvoering bij calamiteiten en klachten.</text:span></text:span></text:h>
      <text:h text:style-name="P1" text:outline-level="9"><text:span text:style-name="Absatz-Standardschriftart"/></text:h>
      <text:h text:style-name="P1" text:outline-level="9"><text:span text:style-name="Absatz-Standardschriftart"><text:span text:style-name="T2">Tussen IGJ en veldpartijen is geconstateerd dat er wat betreft de bewaartermijn een onoverbrugbaar verschil van inzicht is. Daarbij heeft iedere partij zijn eigen verantwoordelijkheid te nemen. Voor de IGJ is relevant dat </text:span></text:span><text:soft-page-break/><text:span text:style-name="Absatz-Standardschriftart"><text:span text:style-name="T2">organisaties een verantwoord risicomanagement voeren en in situaties van klachten en calamiteiten over relevante informatie beschikken.</text:span></text:span></text:h>
      <text:h text:style-name="blue" text:outline-level="9"><text:span text:style-name="Absatz-Standardschriftart">Bronnen</text:span></text:h>
      <text:list xml:id="list3173274904344830318" text:style-name="L5">
        <text:list-item>
          <text:h text:style-name="P7" text:outline-level="9"><text:span text:style-name="Absatz-Standardschriftart"><text:span text:style-name="T2">ActiZ, KNMP, NVZA, Verenso, BTN, LHV, LOC, NHG, NPCF, &amp; V&amp;VN (2016). Veilige principes in de medicatieketen: Verpleging, verzorging, thuiszorg. Versie 2. Utrecht: ActiZ.</text:span></text:span></text:h>
        </text:list-item>
      </text:list>
      <text:h text:style-name="P1" text:outline-level="9"><text:span text:style-name="Absatz-Standardschriftart"/></text:h>
      <text:p text:style-name="Horizontal_20_Line"><text:span text:style-name="Absatz-Standardschriftart"/></text:p>
      <text:p text:style-name="Text_20_body"><text:span text:style-name="Absatz-Standardschriftart"/></text:p>
      <text:h text:style-name="text3" text:outline-level="9"><text:span text:style-name="T1">[1] </text:span>ActiZ, KNMP, NVZA, Verenso, BTN, LHV, LOC, NHG, NPCF, &amp; V&amp;VN (2016). Veilige principes in de medicatieketen: Verpleging, verzorging, thuiszorg. Versie 2. Utrecht: ActiZ. Van, www.zorgvoorbeter.nl (externe link, gezien november 2017).</text:h>
      <text:h text:style-name="text3" text:outline-level="9"><text:span text:style-name="T1">[2]</text:span> Landelijk Project Overdracht van medicatiegegevens, 2008. Richtlijn Overdracht van medicatiegegevens in de keten. Utrecht. Van, www.medicatieoverdracht.nl (externe link, gezien november 2017).</text:h>
      <text:h text:style-name="text3" text:outline-level="9"><text:span text:style-name="T1">[3]</text:span> Toedienlijst = toedieningsregistratie = aftekenlijst = deellijst = verantwoordingslijs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hidden="true"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style>
    <style:style style:name="Title" style:family="paragraph" style:parent-style-name="Standard" style:next-style-name="Text_20_body" style:auto-update="true" style:default-outline-level="9" style:list-style-name="" style:class="chapter" style:master-page-name="">
      <style:paragraph-properties fo:text-align="start" style:justify-single-word="false" style:page-number="auto" text:number-lines="true" text:line-number="0" style:writing-mode="page"/>
      <style:text-properties style:font-name="Arial Black" fo:font-family="'Arial Black'" style:font-style-name="Regular" style:font-pitch="variable" fo:font-size="28pt" fo:font-style="normal" style:text-underline-style="none" fo:font-weight="normal" style:font-size-asian="28pt" style:font-weight-asian="bold" style:font-size-complex="28pt" style:font-weight-complex="bold" style:text-overline-style="none" style:text-overline-color="font-colo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hidden="true" style:parent-style-name="Standard" style:class="extra"/>
    <style:style style:name="Footer_20_right" style:display-name="Foot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Table_20_Contents" style:display-name="Table Contents" style:family="paragraph" style:hidden="true" style:parent-style-name="Standard" style:class="extra">
      <style:paragraph-properties text:number-lines="false" text:line-number="0"/>
    </style:style>
    <style:style style:name="blue" style:family="paragraph" style:parent-style-name="Title" style:auto-update="true" style:master-page-name="">
      <style:paragraph-properties fo:margin-left="0cm" fo:margin-right="0cm" fo:margin-top="0.499cm" fo:margin-bottom="0cm" loext:contextual-spacing="false" fo:text-align="start" style:justify-single-word="false" fo:hyphenation-ladder-count="no-limit" fo:text-indent="0cm" style:auto-text-indent="false" style:page-number="auto" style:writing-mode="page">
        <style:tab-stops/>
      </style:paragraph-properties>
      <style:text-properties fo:color="#00ccff" fo:font-size="22pt" fo:hyphenate="false" fo:hyphenation-remain-char-count="2" fo:hyphenation-push-char-count="2"/>
    </style:style>
    <style:style style:name="mainTitle" style:family="paragraph" style:parent-style-name="Title" style:master-page-name="">
      <style:paragraph-properties style:page-number="auto" style:writing-mode="page"/>
      <style:text-properties fo:font-variant="normal" fo:text-transform="none" style:text-outline="false" fo:text-shadow="none" style:text-underline-style="solid" style:text-underline-type="double" style:text-underline-width="auto" style:text-underline-color="font-color" style:text-blinking="false" style:text-overline-style="solid" style:text-overline-type="double" style:text-overline-width="auto" style:text-overline-color="font-color"/>
    </style:style>
    <style:style style:name="text1" style:family="paragraph" style:parent-style-name="Title" style:master-page-name="">
      <loext:graphic-properties draw:fill-image-width="0cm" draw:fill-image-height="0cm"/>
      <style:paragraph-properties fo:margin-left="1cm" fo:margin-right="0cm" fo:text-indent="0cm" style:auto-text-indent="false" style:page-number="auto" style:writing-mode="page">
        <style:tab-stops/>
      </style:paragraph-properties>
      <style:text-properties style:font-name="Arial1" fo:font-family="Arial" style:font-style-name="Regular" style:font-family-generic="swiss" style:font-pitch="variable" fo:font-size="18pt" fo:font-weight="bold"/>
    </style:style>
    <style:style style:name="Table_20_Paragraph" style:display-name="Table Paragraph" style:family="paragraph" style:parent-style-name="Standard">
      <style:paragraph-properties fo:hyphenation-ladder-count="no-limit"/>
      <style:text-properties fo:hyphenate="false" fo:hyphenation-remain-char-count="2" fo:hyphenation-push-char-count="2"/>
    </style:style>
    <style:style style:name="text2" style:family="paragraph" style:parent-style-name="text1" style:master-page-name="">
      <style:paragraph-properties fo:margin-left="0.199cm" fo:margin-right="0cm" fo:text-align="start" style:justify-single-word="false" fo:text-indent="0cm" style:auto-text-indent="false" style:page-number="auto" style:vertical-align="auto" style:writing-mode="page"/>
    </style:style>
    <style:style style:name="text3" style:family="paragraph" style:parent-style-name="text1">
      <style:paragraph-properties fo:margin-left="1cm" fo:margin-right="0cm" fo:text-indent="2cm" style:auto-text-indent="false" style:writing-mode="page"/>
    </style:style>
    <style:style style:name="Textkörper" style:family="paragraph" style:parent-style-name="Standard">
      <style:paragraph-properties fo:margin-left="3.38cm" fo:margin-right="0cm" fo:hyphenation-ladder-count="no-limit" fo:text-indent="-0.635cm" style:auto-text-indent="false">
        <style:tab-stops/>
      </style:paragraph-properties>
      <style:text-properties style:font-name="Arial" fo:font-family="Arial" style:font-family-generic="swiss" style:font-pitch="variable" fo:font-size="9pt" style:font-name-asian="Arial" style:font-family-asian="Arial" style:font-family-generic-asian="swiss" style:font-pitch-asian="variable" style:font-size-asian="9pt" style:font-size-complex="9pt" fo:hyphenate="false" fo:hyphenation-remain-char-count="2" fo:hyphenation-push-char-count="2"/>
    </style:style>
    <style:style style:name="list1" style:family="paragraph" style:parent-style-name="text3" style:default-outline-level="" style:list-style-name="Numbering_20_1" style:master-page-name="">
      <style:paragraph-properties fo:margin-left="0cm" fo:margin-right="0cm" fo:text-indent="0cm" style:auto-text-indent="false" style:page-number="auto" style:shadow="none" text:number-lines="true" text:line-number="0" style:writing-mode="page">
        <style:tab-stops/>
      </style:paragraph-properties>
    </style:style>
    <style:style style:name="list2" style:family="paragraph" style:parent-style-name="list1" style:master-page-name="">
      <style:paragraph-properties fo:margin-left="1.101cm" fo:margin-right="0cm" fo:text-indent="0cm" style:auto-text-indent="false" style:page-number="auto" style:writing-mode="page"/>
    </style:style>
    <style:style style:name="Absatz-Standardschriftart" style:family="text"/>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size-complex="9pt" style:text-scale="9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fo:text-indent="0.71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371cm" fo:text-indent="1.63c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788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1.28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1.78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2.2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2.78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3.2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3.78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4.29cm" fo:margin-left="5.001cm"/>
        </style:list-level-properties>
        <style:text-properties style:font-name="Star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7cm" fo:margin-bottom="1.3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7:20:11.926524788</meta:creation-date>
    <dc:date>2018-07-06T14:53:29.218072708</dc:date>
    <meta:editing-duration>PT7H59M</meta:editing-duration>
    <meta:editing-cycles>14</meta:editing-cycles>
    <meta:generator>LibreOffice/5.2.4.2$Linux_X86_64 LibreOffice_project/3d5603e1122f0f102b62521720ab13a38a4e0eb0</meta:generator>
    <meta:document-statistic meta:table-count="0" meta:image-count="0" meta:object-count="0" meta:page-count="7" meta:paragraph-count="59" meta:word-count="1104" meta:character-count="7605" meta:non-whitespace-character-count="6579"/>
  </office:meta>
</office:document-meta>
</file>